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83in"/>
    </style:style>
    <style:style style:name="co3" style:family="table-column">
      <style:table-column-properties fo:break-before="auto" style:column-width="1.561in"/>
    </style:style>
    <style:style style:name="co4" style:family="table-column">
      <style:table-column-properties fo:break-before="auto" style:column-width="1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istributor</text:p>
          </table:table-cell>
          <table:table-cell office:value-type="string">
            <text:p>Distributor Number</text:p>
          </table:table-cell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Unit Price</text:p>
          </table:table-cell>
        </table:table-row>
        <table:table-row table:style-name="ro2">
          <table:table-cell office:value-type="string">
            <text:p>C1,C8</text:p>
          </table:table-cell>
          <table:table-cell office:value-type="string">
            <text:p>10uF Electrolytic</text:p>
          </table:table-cell>
          <table:table-cell office:value-type="string">
            <text:p>Digikey</text:p>
          </table:table-cell>
          <table:table-cell office:value-type="string">
            <text:p>P10404TB-ND</text:p>
          </table:table-cell>
          <table:table-cell table:number-columns-repeated="2"/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string">
            <text:p>.01uF 603</text:p>
          </table:table-cell>
          <table:table-cell office:value-type="string">
            <text:p>Digikey</text:p>
          </table:table-cell>
          <table:table-cell office:value-type="string">
            <text:p>490-1512-1-ND</text:p>
          </table:table-cell>
          <table:table-cell table:number-columns-repeated="2"/>
          <table:table-cell office:value-type="float" office:value="0.023">
            <text:p>0.023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string">
            <text:p>100uF Electrolytic</text:p>
          </table:table-cell>
          <table:table-cell office:value-type="string">
            <text:p>Digikey</text:p>
          </table:table-cell>
          <table:table-cell office:value-type="string">
            <text:p>P15348CT-ND</text:p>
          </table:table-cell>
          <table:table-cell table:number-columns-repeated="2"/>
          <table:table-cell office:value-type="float" office:value="0.49">
            <text:p>0.49</text:p>
          </table:table-cell>
        </table:table-row>
        <table:table-row table:style-name="ro2">
          <table:table-cell office:value-type="string">
            <text:p>C4, C6</text:p>
          </table:table-cell>
          <table:table-cell office:value-type="string">
            <text:p>.1uF 603</text:p>
          </table:table-cell>
          <table:table-cell office:value-type="string">
            <text:p>Digikey</text:p>
          </table:table-cell>
          <table:table-cell office:value-type="string">
            <text:p>490-1532-1-ND</text:p>
          </table:table-cell>
          <table:table-cell table:number-columns-repeated="2"/>
          <table:table-cell office:value-type="float" office:value="0.023">
            <text:p>0.023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string">
            <text:p>.047uF 603</text:p>
          </table:table-cell>
          <table:table-cell office:value-type="string">
            <text:p>Digikey</text:p>
          </table:table-cell>
          <table:table-cell office:value-type="string">
            <text:p>490-1567-1-ND</text:p>
          </table:table-cell>
          <table:table-cell table:number-columns-repeated="2"/>
          <table:table-cell office:value-type="float" office:value="0.041">
            <text:p>0.041</text:p>
          </table:table-cell>
        </table:table-row>
        <table:table-row table:style-name="ro2">
          <table:table-cell office:value-type="string">
            <text:p>C8, C9</text:p>
          </table:table-cell>
          <table:table-cell office:value-type="string">
            <text:p>10uF EIA6032</text:p>
          </table:table-cell>
          <table:table-cell office:value-type="string">
            <text:p>Digikey</text:p>
          </table:table-cell>
          <table:table-cell office:value-type="string">
            <text:p>495-2260-1-ND</text:p>
          </table:table-cell>
          <table:table-cell table:number-columns-repeated="2"/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-E3/54GICT-ND</text:p>
          </table:table-cell>
          <table:table-cell office:value-type="string">
            <text:p>Vishay</text:p>
          </table:table-cell>
          <table:table-cell office:value-type="string">
            <text:p>1N4001-E3/54</text:p>
          </table:table-cell>
          <table:table-cell office:value-type="float" office:value="0.43">
            <text:p>0.43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string">
            <text:p>LM1117 5V Regulator</text:p>
          </table:table-cell>
          <table:table-cell office:value-type="string">
            <text:p>Digikey</text:p>
          </table:table-cell>
          <table:table-cell office:value-type="string">
            <text:p>LM1117MPX-5.0CT-ND</text:p>
          </table:table-cell>
          <table:table-cell office:value-type="string">
            <text:p>National</text:p>
          </table:table-cell>
          <table:table-cell office:value-type="string">
            <text:p>LM1117MPX-5.0/NOPB</text:p>
          </table:table-cell>
          <table:table-cell office:value-type="float" office:value="1.16">
            <text:p>1.16</text:p>
          </table:table-cell>
        </table:table-row>
        <table:table-row table:style-name="ro2">
          <table:table-cell office:value-type="string">
            <text:p>IC3</text:p>
          </table:table-cell>
          <table:table-cell office:value-type="string">
            <text:p>LM358 SOIC8</text:p>
          </table:table-cell>
          <table:table-cell office:value-type="string">
            <text:p>Digikey</text:p>
          </table:table-cell>
          <table:table-cell office:value-type="string">
            <text:p>LM358MXRCT-ND</text:p>
          </table:table-cell>
          <table:table-cell office:value-type="string">
            <text:p>Rohm</text:p>
          </table:table-cell>
          <table:table-cell office:value-type="string">
            <text:p>LM358MX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office:value-type="string">
            <text:p>J1</text:p>
          </table:table-cell>
          <table:table-cell office:value-type="string">
            <text:p>Power Jack</text:p>
          </table:table-cell>
          <table:table-cell office:value-type="string">
            <text:p>Digikey</text:p>
          </table:table-cell>
          <table:table-cell office:value-type="string">
            <text:p>CP-202A-ND</text:p>
          </table:table-cell>
          <table:table-cell office:value-type="string">
            <text:p>CUI Inc</text:p>
          </table:table-cell>
          <table:table-cell office:value-type="string">
            <text:p>PJ-202A</text:p>
          </table:table-cell>
          <table:table-cell office:value-type="float" office:value="0.092">
            <text:p>0.092</text:p>
          </table:table-cell>
        </table:table-row>
        <table:table-row table:style-name="ro2">
          <table:table-cell office:value-type="string">
            <text:p>J2</text:p>
          </table:table-cell>
          <table:table-cell office:value-type="string">
            <text:p>Terminal Block (2x)</text:p>
          </table:table-cell>
          <table:table-cell office:value-type="string">
            <text:p>Digikey</text:p>
          </table:table-cell>
          <table:table-cell office:value-type="string">
            <text:p>ED1623-ND</text:p>
          </table:table-cell>
          <table:table-cell table:number-columns-repeated="2"/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.1” Headers</text:p>
          </table:table-cell>
          <table:table-cell table:number-columns-repeated="4" office:value-type="string">
            <text:p>stoc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.1” Headers</text:p>
          </table:table-cell>
          <table:table-cell table:number-columns-repeated="4" office:value-type="string">
            <text:p>stock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ED1</text:p>
          </table:table-cell>
          <table:table-cell office:value-type="string">
            <text:p>LED BLUE 603</text:p>
          </table:table-cell>
          <table:table-cell office:value-type="string">
            <text:p>Digikey</text:p>
          </table:table-cell>
          <table:table-cell office:value-type="string">
            <text:p>P2N2222AGOS-ND</text:p>
          </table:table-cell>
          <table:table-cell office:value-type="string">
            <text:p>Lite-On</text:p>
          </table:table-cell>
          <table:table-cell office:value-type="string">
            <text:p>LTST-C191TBKT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LED2</text:p>
          </table:table-cell>
          <table:table-cell office:value-type="string">
            <text:p>LED RED 603</text:p>
          </table:table-cell>
          <table:table-cell office:value-type="string">
            <text:p>Digikey</text:p>
          </table:table-cell>
          <table:table-cell office:value-type="string">
            <text:p>751-1182-1-ND</text:p>
          </table:table-cell>
          <table:table-cell office:value-type="string">
            <text:p>Vishay</text:p>
          </table:table-cell>
          <table:table-cell office:value-type="string">
            <text:p>TLMS1100-GS0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Q1</text:p>
          </table:table-cell>
          <table:table-cell office:value-type="string">
            <text:p>2n2222 TO-92</text:p>
          </table:table-cell>
          <table:table-cell office:value-type="string">
            <text:p>Digikey</text:p>
          </table:table-cell>
          <table:table-cell office:value-type="string">
            <text:p>P2N2222AGOS-ND</text:p>
          </table:table-cell>
          <table:table-cell office:value-type="string">
            <text:p>ON Semiconductor</text:p>
          </table:table-cell>
          <table:table-cell office:value-type="string">
            <text:p>P2N2222AG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string">
            <text:p>150 603</text:p>
          </table:table-cell>
          <table:table-cell office:value-type="string">
            <text:p>Digikey</text:p>
          </table:table-cell>
          <table:table-cell office:value-type="string">
            <text:p>ERJ-3GEYJ151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R2, R15</text:p>
          </table:table-cell>
          <table:table-cell office:value-type="string">
            <text:p>470 603</text:p>
          </table:table-cell>
          <table:table-cell office:value-type="string">
            <text:p>Digikey</text:p>
          </table:table-cell>
          <table:table-cell office:value-type="string">
            <text:p>ERJ-3GEYJ471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R3, R13</text:p>
          </table:table-cell>
          <table:table-cell office:value-type="string">
            <text:p>2.2k 603</text:p>
          </table:table-cell>
          <table:table-cell office:value-type="string">
            <text:p>Digikey</text:p>
          </table:table-cell>
          <table:table-cell office:value-type="string">
            <text:p>ERJ-3GEYJ222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R6,R12</text:p>
          </table:table-cell>
          <table:table-cell office:value-type="string">
            <text:p>47k 603</text:p>
          </table:table-cell>
          <table:table-cell office:value-type="string">
            <text:p>Digikey</text:p>
          </table:table-cell>
          <table:table-cell office:value-type="string">
            <text:p>ERJ-3GEYJ473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R7</text:p>
          </table:table-cell>
          <table:table-cell office:value-type="string">
            <text:p>33k 603</text:p>
          </table:table-cell>
          <table:table-cell office:value-type="string">
            <text:p>Digikey</text:p>
          </table:table-cell>
          <table:table-cell office:value-type="string">
            <text:p>ERJ-3GEYJ333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R8, R9, R14</text:p>
          </table:table-cell>
          <table:table-cell office:value-type="string">
            <text:p>100k 603</text:p>
          </table:table-cell>
          <table:table-cell office:value-type="string">
            <text:p>Digikey</text:p>
          </table:table-cell>
          <table:table-cell office:value-type="string">
            <text:p>ERJ-3GEYJ104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R10, R11</text:p>
          </table:table-cell>
          <table:table-cell office:value-type="string">
            <text:p>1M 603</text:p>
          </table:table-cell>
          <table:table-cell office:value-type="string">
            <text:p>Digikey</text:p>
          </table:table-cell>
          <table:table-cell office:value-type="string">
            <text:p>ERJ-3GEYJ105V</text:p>
          </table:table-cell>
          <table:table-cell office:value-type="string">
            <text:p>Panasonic</text:p>
          </table:table-cell>
          <table:table-cell/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S1</text:p>
          </table:table-cell>
          <table:table-cell office:value-type="string">
            <text:p>SWITCH-SPSTSMD2</text:p>
          </table:table-cell>
          <table:table-cell office:value-type="string">
            <text:p>Digikey</text:p>
          </table:table-cell>
          <table:table-cell office:value-type="string">
            <text:p>450-1635-ND</text:p>
          </table:table-cell>
          <table:table-cell office:value-type="string">
            <text:p>TE</text:p>
          </table:table-cell>
          <table:table-cell office:value-type="string">
            <text:p>SSJ12R04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SV1</text:p>
          </table:table-cell>
          <table:table-cell office:value-type="string">
            <text:p>.1” Headers Male Right Angle</text:p>
          </table:table-cell>
          <table:table-cell table:number-columns-repeated="2" office:value-type="string">
            <text:p>stock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V2</text:p>
          </table:table-cell>
          <table:table-cell office:value-type="string">
            <text:p>.1” Headers Female Right Angle</text:p>
          </table:table-cell>
          <table:table-cell office:value-type="string">
            <text:p>Digikey</text:p>
          </table:table-cell>
          <table:table-cell office:value-type="string">
            <text:p>S5439-ND</text:p>
          </table:table-cell>
          <table:table-cell table:number-columns-repeated="2"/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U$1</text:p>
          </table:table-cell>
          <table:table-cell office:value-type="string">
            <text:p>10k Pot 3362U</text:p>
          </table:table-cell>
          <table:table-cell office:value-type="string">
            <text:p>Digikey</text:p>
          </table:table-cell>
          <table:table-cell office:value-type="string">
            <text:p>3362U-103LF-ND</text:p>
          </table:table-cell>
          <table:table-cell office:value-type="string">
            <text:p>Bourns Inc.</text:p>
          </table:table-cell>
          <table:table-cell office:value-type="string">
            <text:p>3362U-1-103LF</text:p>
          </table:table-cell>
          <table:table-cell office:value-type="float" office:value="1.05">
            <text:p>1.05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SSR S108T02</text:p>
          </table:table-cell>
          <table:table-cell office:value-type="string">
            <text:p>Digikey</text:p>
          </table:table-cell>
          <table:table-cell office:value-type="string">
            <text:p>425-2396-5-ND</text:p>
          </table:table-cell>
          <table:table-cell office:value-type="string">
            <text:p>Sharp Micro</text:p>
          </table:table-cell>
          <table:table-cell office:value-type="string">
            <text:p>S108T02F</text:p>
          </table:table-cell>
          <table:table-cell office:value-type="float" office:value="5.01">
            <text:p>5.01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3.5mm Audio Jack</text:p>
          </table:table-cell>
          <table:table-cell office:value-type="string">
            <text:p>Digikey</text:p>
          </table:table-cell>
          <table:table-cell office:value-type="string">
            <text:p>CP1-3524NG-ND</text:p>
          </table:table-cell>
          <table:table-cell office:value-type="string">
            <text:p>CUI Inc</text:p>
          </table:table-cell>
          <table:table-cell office:value-type="string">
            <text:p>SJ1-3524NG</text:p>
          </table:table-cell>
          <table:table-cell office:value-type="float" office:value="0.85">
            <text:p>0.8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f:=SUM([.G3:.G31])" office:value-type="float" office:value="14.869">
            <text:p>14.869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6/03/2012</text:date>, <text:time>15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3T13:15:36</meta:creation-date>
    <dc:date>2012-06-03T15:06:03</dc:date>
    <meta:editing-duration>PT12M8S</meta:editing-duration>
    <meta:editing-cycles>1</meta:editing-cycles>
    <meta:generator>LibreOffice/3.3$Unix LibreOffice_project/330m18$Build-4</meta:generator>
    <meta:document-statistic meta:table-count="3" meta:cell-count="187" meta:object-count="0"/>
    <meta:user-defined meta:name=""/>
  </office:meta>
</office:document-meta>
</file>